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mic Sans MS" fo:font-size="10pt" style:font-size-asian="10pt" style:font-size-complex="10pt" fo:language="en" fo:country="US"/>
    </style:style>
    <style:style style:name="P2" style:parent-style-name="ListParagraph" style:list-style-name="LFO1" style:family="paragraph">
      <style:paragraph-properties fo:margin-bottom="0in" fo:line-height="100%" fo:background-color="#E5E5E5"/>
    </style:style>
    <style:style style:name="T3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4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" style:parent-style-name="DefaultParagraphFont" style:family="text">
      <style:text-properties style:font-name="Comic Sans MS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6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8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" style:parent-style-name="DefaultParagraphFont" style:family="text">
      <style:text-properties style:font-name="Comic Sans MS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0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1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2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3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4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15" style:parent-style-name="ListParagraph" style:list-style-name="LFO1" style:family="paragraph">
      <style:paragraph-properties fo:margin-bottom="0in" fo:line-height="100%" fo:background-color="#E5E5E5"/>
    </style:style>
    <style:style style:name="T16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7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8" style:parent-style-name="DefaultParagraphFont" style:family="text">
      <style:text-properties style:font-name="Comic Sans MS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9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0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1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2" style:parent-style-name="DefaultParagraphFont" style:family="text">
      <style:text-properties style:font-name="Comic Sans MS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23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4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5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26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27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28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29" style:parent-style-name="ListParagraph" style:list-style-name="LFO1" style:family="paragraph">
      <style:paragraph-properties fo:margin-bottom="0in" fo:line-height="100%" fo:background-color="#E5E5E5"/>
    </style:style>
    <style:style style:name="T30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31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2" style:parent-style-name="DefaultParagraphFont" style:family="text">
      <style:text-properties style:font-name="Comic Sans MS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33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4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35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6" style:parent-style-name="DefaultParagraphFont" style:family="text">
      <style:text-properties style:font-name="Comic Sans MS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37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38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39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0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41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42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43" style:parent-style-name="ListParagraph" style:list-style-name="LFO1" style:family="paragraph">
      <style:paragraph-properties fo:margin-bottom="0in" fo:line-height="100%" fo:background-color="#E5E5E5"/>
    </style:style>
    <style:style style:name="T44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45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6" style:parent-style-name="DefaultParagraphFont" style:family="text">
      <style:text-properties style:font-name="Comic Sans MS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47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48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49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0" style:parent-style-name="DefaultParagraphFont" style:family="text">
      <style:text-properties style:font-name="Comic Sans MS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51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2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53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54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55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56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57" style:parent-style-name="ListParagraph" style:list-style-name="LFO1" style:family="paragraph">
      <style:paragraph-properties fo:margin-bottom="0in" fo:line-height="100%" fo:background-color="#E5E5E5"/>
    </style:style>
    <style:style style:name="T58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59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0" style:parent-style-name="DefaultParagraphFont" style:family="text">
      <style:text-properties style:font-name="Comic Sans MS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61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2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63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4" style:parent-style-name="DefaultParagraphFont" style:family="text">
      <style:text-properties style:font-name="Comic Sans MS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65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6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67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68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69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70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71" style:parent-style-name="ListParagraph" style:list-style-name="LFO1" style:family="paragraph">
      <style:paragraph-properties fo:margin-bottom="0in" fo:line-height="100%" fo:background-color="#E5E5E5"/>
    </style:style>
    <style:style style:name="T72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73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4" style:parent-style-name="DefaultParagraphFont" style:family="text">
      <style:text-properties style:font-name="Comic Sans MS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75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6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77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78" style:parent-style-name="DefaultParagraphFont" style:family="text">
      <style:text-properties style:font-name="Comic Sans MS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79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0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81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2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83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84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85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86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87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88" style:parent-style-name="ListParagraph" style:list-style-name="LFO1" style:family="paragraph">
      <style:paragraph-properties fo:margin-bottom="0in" fo:line-height="100%" fo:background-color="#E5E5E5"/>
    </style:style>
    <style:style style:name="T89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90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1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92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3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94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5" style:parent-style-name="DefaultParagraphFont" style:family="text">
      <style:text-properties style:font-name="Comic Sans MS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96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7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98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99" style:parent-style-name="DefaultParagraphFont" style:family="text">
      <style:text-properties style:font-name="Comic Sans MS" style:font-name-asian="Times New Roman" style:font-name-complex="Courier New" fo:color="#FF00FF" style:letter-kerning="false" fo:font-size="10pt" style:font-size-asian="10pt" style:font-size-complex="10pt" style:language-asian="en" style:country-asian="NL"/>
    </style:style>
    <style:style style:name="T100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01" style:parent-style-name="DefaultParagraphFont" style:family="text">
      <style:text-properties style:font-name="Comic Sans MS" style:font-name-asian="Times New Roman" style:font-name-complex="Courier New" fo:color="#AA1111" style:letter-kerning="false" fo:font-size="10pt" style:font-size-asian="10pt" style:font-size-complex="10pt" style:language-asian="en" style:country-asian="NL"/>
    </style:style>
    <style:style style:name="T102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03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04" style:parent-style-name="ListParagraph" style:list-style-name="LFO1" style:family="paragraph">
      <style:text-properties style:font-name="Comic Sans MS" fo:font-size="10pt" style:font-size-asian="10pt" style:font-size-complex="10pt" fo:language="nl" fo:country="NL"/>
    </style:style>
    <style:style style:name="P105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06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07" style:parent-style-name="ListParagraph" style:list-style-name="LFO1" style:family="paragraph"/>
    <style:style style:name="T108" style:parent-style-name="Hyperlink" style:family="text">
      <style:text-properties style:font-name="Comic Sans MS" style:font-name-complex="Courier New" fo:font-size="10pt" style:font-size-asian="10pt" style:font-size-complex="10pt" fo:background-color="#E5E5E5" style:text-underline-type="none"/>
    </style:style>
    <style:style style:name="T109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10" style:parent-style-name="Hyperlink" style:family="text">
      <style:text-properties style:font-name="Comic Sans MS" style:font-name-complex="Courier New" fo:font-size="10pt" style:font-size-asian="10pt" style:font-size-complex="10pt" fo:background-color="#E5E5E5" style:text-underline-type="none"/>
    </style:style>
    <style:style style:name="T111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12" style:parent-style-name="cm-bracket" style:family="text">
      <style:text-properties style:font-name="Comic Sans MS" style:font-name-complex="Courier New" fo:color="#999977" fo:font-size="10pt" style:font-size-asian="10pt" style:font-size-complex="10pt" fo:background-color="#E5E5E5"/>
    </style:style>
    <style:style style:name="T113" style:parent-style-name="cm-keyword" style:family="text">
      <style:text-properties style:font-name="Comic Sans MS" style:font-name-complex="Courier New" fo:color="#770088" fo:font-size="10pt" style:font-size-asian="10pt" style:font-size-complex="10pt" fo:background-color="#E5E5E5"/>
    </style:style>
    <style:style style:name="T114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15" style:parent-style-name="cm-bracket" style:family="text">
      <style:text-properties style:font-name="Comic Sans MS" style:font-name-complex="Courier New" fo:color="#999977" fo:font-size="10pt" style:font-size-asian="10pt" style:font-size-complex="10pt" fo:background-color="#E5E5E5"/>
    </style:style>
    <style:style style:name="T116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17" style:parent-style-name="cm-keyword" style:family="text">
      <style:text-properties style:font-name="Comic Sans MS" style:font-name-complex="Courier New" fo:color="#770088" fo:font-size="10pt" style:font-size-asian="10pt" style:font-size-complex="10pt" fo:background-color="#E5E5E5"/>
    </style:style>
    <style:style style:name="T118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19" style:parent-style-name="cm-variable-2" style:family="text">
      <style:text-properties style:font-name="Comic Sans MS" style:font-name-complex="Courier New" fo:color="#0055AA" fo:font-size="10pt" style:font-size-asian="10pt" style:font-size-complex="10pt" fo:background-color="#E5E5E5"/>
    </style:style>
    <style:style style:name="T120" style:parent-style-name="cm-punctuation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P121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22" style:parent-style-name="ListParagraph" style:list-style-name="LFO1" style:family="paragraph"/>
    <style:style style:name="T123" style:parent-style-name="Hyperlink" style:family="text">
      <style:text-properties style:font-name="Comic Sans MS" style:font-name-complex="Courier New" fo:font-size="10pt" style:font-size-asian="10pt" style:font-size-complex="10pt" fo:background-color="#E5E5E5" style:text-underline-type="none"/>
    </style:style>
    <style:style style:name="T124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25" style:parent-style-name="cm-bracket" style:family="text">
      <style:text-properties style:font-name="Comic Sans MS" style:font-name-complex="Courier New" fo:color="#999977" fo:font-size="10pt" style:font-size-asian="10pt" style:font-size-complex="10pt" fo:background-color="#E5E5E5"/>
    </style:style>
    <style:style style:name="T126" style:parent-style-name="Hyperlink" style:family="text">
      <style:text-properties style:font-name="Comic Sans MS" style:font-name-complex="Courier New" fo:font-size="10pt" style:font-size-asian="10pt" style:font-size-complex="10pt" fo:background-color="#E5E5E5" style:text-underline-type="none"/>
    </style:style>
    <style:style style:name="T127" style:parent-style-name="cm-bracket" style:family="text">
      <style:text-properties style:font-name="Comic Sans MS" style:font-name-complex="Courier New" fo:color="#999977" fo:font-size="10pt" style:font-size-asian="10pt" style:font-size-complex="10pt" fo:background-color="#E5E5E5"/>
    </style:style>
    <style:style style:name="T128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29" style:parent-style-name="cm-bracket" style:family="text">
      <style:text-properties style:font-name="Comic Sans MS" style:font-name-complex="Courier New" fo:color="#999977" fo:font-size="10pt" style:font-size-asian="10pt" style:font-size-complex="10pt" fo:background-color="#E5E5E5"/>
    </style:style>
    <style:style style:name="T130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31" style:parent-style-name="cm-keyword" style:family="text">
      <style:text-properties style:font-name="Comic Sans MS" style:font-name-complex="Courier New" fo:color="#770088" fo:font-size="10pt" style:font-size-asian="10pt" style:font-size-complex="10pt" fo:background-color="#E5E5E5"/>
    </style:style>
    <style:style style:name="T132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33" style:parent-style-name="cm-type" style:family="text">
      <style:text-properties style:font-name="Comic Sans MS" style:font-name-complex="Courier New" fo:color="#008855" fo:font-size="10pt" style:font-size-asian="10pt" style:font-size-complex="10pt" fo:background-color="#E5E5E5"/>
    </style:style>
    <style:style style:name="T134" style:parent-style-name="cm-bracket" style:family="text">
      <style:text-properties style:font-name="Comic Sans MS" style:font-name-complex="Courier New" fo:color="#999977" fo:font-size="10pt" style:font-size-asian="10pt" style:font-size-complex="10pt" fo:background-color="#E5E5E5"/>
    </style:style>
    <style:style style:name="T135" style:parent-style-name="cm-number" style:family="text">
      <style:text-properties style:font-name="Comic Sans MS" style:font-name-complex="Courier New" fo:color="#116644" fo:font-size="10pt" style:font-size-asian="10pt" style:font-size-complex="10pt" fo:background-color="#E5E5E5" fo:language="en" fo:country="US"/>
    </style:style>
    <style:style style:name="T136" style:parent-style-name="cm-punctuation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37" style:parent-style-name="cm-number" style:family="text">
      <style:text-properties style:font-name="Comic Sans MS" style:font-name-complex="Courier New" fo:color="#116644" fo:font-size="10pt" style:font-size-asian="10pt" style:font-size-complex="10pt" fo:background-color="#E5E5E5"/>
    </style:style>
    <style:style style:name="T138" style:parent-style-name="cm-bracket" style:family="text">
      <style:text-properties style:font-name="Comic Sans MS" style:font-name-complex="Courier New" fo:color="#999977" fo:font-size="10pt" style:font-size-asian="10pt" style:font-size-complex="10pt" fo:background-color="#E5E5E5"/>
    </style:style>
    <style:style style:name="T139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40" style:parent-style-name="cm-keyword" style:family="text">
      <style:text-properties style:font-name="Comic Sans MS" style:font-name-complex="Courier New" fo:color="#770088" fo:font-size="10pt" style:font-size-asian="10pt" style:font-size-complex="10pt" fo:background-color="#E5E5E5"/>
    </style:style>
    <style:style style:name="T141" style:parent-style-name="DefaultParagraphFont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T142" style:parent-style-name="cm-variable-2" style:family="text">
      <style:text-properties style:font-name="Comic Sans MS" style:font-name-complex="Courier New" fo:color="#0055AA" fo:font-size="10pt" style:font-size-asian="10pt" style:font-size-complex="10pt" fo:background-color="#E5E5E5"/>
    </style:style>
    <style:style style:name="T143" style:parent-style-name="cm-punctuation" style:family="text">
      <style:text-properties style:font-name="Comic Sans MS" style:font-name-complex="Courier New" fo:color="#444444" fo:font-size="10pt" style:font-size-asian="10pt" style:font-size-complex="10pt" fo:background-color="#E5E5E5"/>
    </style:style>
    <style:style style:name="P144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145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46" style:parent-style-name="ListParagraph" style:list-style-name="LFO1" style:family="paragraph">
      <style:paragraph-properties fo:margin-bottom="0in" fo:line-height="100%" fo:background-color="#E5E5E5"/>
    </style:style>
    <style:style style:name="T147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48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49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50" style:parent-style-name="DefaultParagraphFont" style:family="text">
      <style:text-properties style:font-name="Comic Sans MS" style:font-name-asian="Times New Roman" style:font-name-complex="Courier New" fo:color="#999977" style:letter-kerning="false" fo:font-size="10pt" style:font-size-asian="10pt" style:font-size-complex="10pt" style:language-asian="en" style:country-asian="NL"/>
    </style:style>
    <style:style style:name="T151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2" style:parent-style-name="DefaultParagraphFont" style:family="text">
      <style:text-properties style:font-name="Comic Sans MS" style:font-name-asian="Times New Roman" style:font-name-complex="Courier New" fo:color="#999977" style:letter-kerning="false" fo:font-size="10pt" style:font-size-asian="10pt" style:font-size-complex="10pt" style:language-asian="en" style:country-asian="NL"/>
    </style:style>
    <style:style style:name="T153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4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55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56" style:parent-style-name="DefaultParagraphFont" style:family="text">
      <style:text-properties style:font-name="Comic Sans MS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57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58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59" style:parent-style-name="ListParagraph" style:list-style-name="LFO1" style:family="paragraph">
      <style:paragraph-properties fo:margin-bottom="0in" fo:line-height="100%" fo:background-color="#E5E5E5"/>
    </style:style>
    <style:style style:name="T160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61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2" style:parent-style-name="DefaultParagraphFont" style:family="text">
      <style:text-properties style:font-name="Comic Sans MS" style:font-name-asian="Times New Roman" style:font-name-complex="Courier New" fo:color="#0000FF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NL"/>
    </style:style>
    <style:style style:name="T163" style:parent-style-name="DefaultParagraphFont" style:family="text">
      <style:text-properties style:font-name="Comic Sans MS" style:font-name-asian="Times New Roman" style:font-name-complex="Courier New" fo:color="#999977" style:letter-kerning="false" fo:font-size="10pt" style:font-size-asian="10pt" style:font-size-complex="10pt" style:language-asian="en" style:country-asian="NL"/>
    </style:style>
    <style:style style:name="T164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5" style:parent-style-name="DefaultParagraphFont" style:family="text">
      <style:text-properties style:font-name="Comic Sans MS" style:font-name-asian="Times New Roman" style:font-name-complex="Courier New" fo:color="#999977" style:letter-kerning="false" fo:font-size="10pt" style:font-size-asian="10pt" style:font-size-complex="10pt" style:language-asian="en" style:country-asian="NL"/>
    </style:style>
    <style:style style:name="T166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7" style:parent-style-name="DefaultParagraphFont" style:family="text">
      <style:text-properties style:font-name="Comic Sans MS" style:font-name-asian="Times New Roman" style:font-name-complex="Courier New" fo:color="#770088" style:letter-kerning="false" fo:font-size="10pt" style:font-size-asian="10pt" style:font-size-complex="10pt" style:language-asian="en" style:country-asian="NL"/>
    </style:style>
    <style:style style:name="T168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T169" style:parent-style-name="DefaultParagraphFont" style:family="text">
      <style:text-properties style:font-name="Comic Sans MS" style:font-name-asian="Times New Roman" style:font-name-complex="Courier New" fo:color="#0055AA" style:letter-kerning="false" fo:font-size="10pt" style:font-size-asian="10pt" style:font-size-complex="10pt" style:language-asian="en" style:country-asian="NL"/>
    </style:style>
    <style:style style:name="T170" style:parent-style-name="DefaultParagraphFont" style:family="text">
      <style:text-properties style:font-name="Comic Sans MS" style:font-name-asian="Times New Roman" style:font-name-complex="Courier New" fo:color="#444444" style:letter-kerning="false" fo:font-size="10pt" style:font-size-asian="10pt" style:font-size-complex="10pt" style:language-asian="en" style:country-asian="NL"/>
    </style:style>
    <style:style style:name="P171" style:parent-style-name="Normal" style:family="paragraph">
      <style:text-properties style:font-name="Comic Sans MS" fo:font-size="10pt" style:font-size-asian="10pt" style:font-size-complex="10pt" fo:language="en" fo:country="US"/>
    </style:style>
    <style:style style:name="P172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73" style:parent-style-name="ListParagraph" style:list-style-name="LFO1" style:family="paragraph">
      <style:paragraph-properties fo:background-color="#E5E5E5"/>
      <style:text-properties fo:hyphenate="true"/>
    </style:style>
    <style:style style:name="T174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175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176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177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178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179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180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181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182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183" style:parent-style-name="cm-variable-2" style:family="text">
      <style:text-properties style:font-name="Comic Sans MS" style:font-name-complex="Courier New" fo:color="#0055AA" fo:font-size="10pt" style:font-size-asian="10pt" style:font-size-complex="10pt"/>
    </style:style>
    <style:style style:name="T184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185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186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187" style:parent-style-name="cm-number" style:family="text">
      <style:text-properties style:font-name="Comic Sans MS" style:font-name-complex="Courier New" fo:color="#116644" fo:font-size="10pt" style:font-size-asian="10pt" style:font-size-complex="10pt"/>
    </style:style>
    <style:style style:name="T188" style:parent-style-name="cm-punctuation" style:family="text">
      <style:text-properties style:font-name="Comic Sans MS" style:font-name-complex="Courier New" fo:color="#444444" fo:font-size="10pt" style:font-size-asian="10pt" style:font-size-complex="10pt"/>
    </style:style>
    <style:style style:name="P189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190" style:parent-style-name="ListParagraph" style:list-style-name="LFO1" style:family="paragraph">
      <style:paragraph-properties fo:background-color="#E5E5E5"/>
      <style:text-properties fo:hyphenate="true"/>
    </style:style>
    <style:style style:name="T191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192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193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194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195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196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197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198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199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00" style:parent-style-name="cm-variable-2" style:family="text">
      <style:text-properties style:font-name="Comic Sans MS" style:font-name-complex="Courier New" fo:color="#0055AA" fo:font-size="10pt" style:font-size-asian="10pt" style:font-size-complex="10pt"/>
    </style:style>
    <style:style style:name="T201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02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03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04" style:parent-style-name="cm-number" style:family="text">
      <style:text-properties style:font-name="Comic Sans MS" style:font-name-complex="Courier New" fo:color="#116644" fo:font-size="10pt" style:font-size-asian="10pt" style:font-size-complex="10pt"/>
    </style:style>
    <style:style style:name="T205" style:parent-style-name="cm-punctuation" style:family="text">
      <style:text-properties style:font-name="Comic Sans MS" style:font-name-complex="Courier New" fo:color="#444444" fo:font-size="10pt" style:font-size-asian="10pt" style:font-size-complex="10pt"/>
    </style:style>
    <style:style style:name="P206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07" style:parent-style-name="ListParagraph" style:list-style-name="LFO1" style:family="paragraph">
      <style:text-properties style:font-name="Comic Sans MS" fo:font-size="10pt" style:font-size-asian="10pt" style:font-size-complex="10pt" fo:language="nl" fo:country="NL"/>
    </style:style>
    <style:style style:name="P208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09" style:parent-style-name="ListParagraph" style:list-style-name="LFO1" style:family="paragraph">
      <style:text-properties style:font-name="Comic Sans MS" fo:font-size="10pt" style:font-size-asian="10pt" style:font-size-complex="10pt" fo:language="nl" fo:country="NL"/>
    </style:style>
    <style:style style:name="P210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11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12" style:parent-style-name="ListParagraph" style:list-style-name="LFO1" style:family="paragraph">
      <style:paragraph-properties fo:background-color="#E5E5E5"/>
      <style:text-properties fo:hyphenate="true"/>
    </style:style>
    <style:style style:name="T213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214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15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216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17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18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19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20" style:parent-style-name="cm-string" style:family="text">
      <style:text-properties style:font-name="Comic Sans MS" style:font-name-complex="Courier New" fo:color="#AA1111" fo:font-size="10pt" style:font-size-asian="10pt" style:font-size-complex="10pt"/>
    </style:style>
    <style:style style:name="T221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22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23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24" style:parent-style-name="cm-punctuation" style:family="text">
      <style:text-properties style:font-name="Comic Sans MS" style:font-name-complex="Courier New" fo:color="#444444" fo:font-size="10pt" style:font-size-asian="10pt" style:font-size-complex="10pt"/>
    </style:style>
    <style:style style:name="P225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26" style:parent-style-name="ListParagraph" style:list-style-name="LFO1" style:family="paragraph">
      <style:paragraph-properties fo:background-color="#E5E5E5"/>
      <style:text-properties fo:hyphenate="true"/>
    </style:style>
    <style:style style:name="T227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228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29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230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31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32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33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34" style:parent-style-name="cm-string" style:family="text">
      <style:text-properties style:font-name="Comic Sans MS" style:font-name-complex="Courier New" fo:color="#AA1111" fo:font-size="10pt" style:font-size-asian="10pt" style:font-size-complex="10pt"/>
    </style:style>
    <style:style style:name="T235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36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37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38" style:parent-style-name="cm-punctuation" style:family="text">
      <style:text-properties style:font-name="Comic Sans MS" style:font-name-complex="Courier New" fo:color="#444444" fo:font-size="10pt" style:font-size-asian="10pt" style:font-size-complex="10pt"/>
    </style:style>
    <style:style style:name="P239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40" style:parent-style-name="ListParagraph" style:list-style-name="LFO1" style:family="paragraph">
      <style:paragraph-properties fo:background-color="#E5E5E5"/>
      <style:text-properties fo:hyphenate="true"/>
    </style:style>
    <style:style style:name="T241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242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43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244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45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46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47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48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49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50" style:parent-style-name="cm-variable-2" style:family="text">
      <style:text-properties style:font-name="Comic Sans MS" style:font-name-complex="Courier New" fo:color="#0055AA" fo:font-size="10pt" style:font-size-asian="10pt" style:font-size-complex="10pt"/>
    </style:style>
    <style:style style:name="T251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52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53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54" style:parent-style-name="cm-number" style:family="text">
      <style:text-properties style:font-name="Comic Sans MS" style:font-name-complex="Courier New" fo:color="#116644" fo:font-size="10pt" style:font-size-asian="10pt" style:font-size-complex="10pt"/>
    </style:style>
    <style:style style:name="T255" style:parent-style-name="cm-punctuation" style:family="text">
      <style:text-properties style:font-name="Comic Sans MS" style:font-name-complex="Courier New" fo:color="#444444" fo:font-size="10pt" style:font-size-asian="10pt" style:font-size-complex="10pt"/>
    </style:style>
    <style:style style:name="P256" style:parent-style-name="Normal" style:family="paragraph">
      <style:text-properties style:font-name="Comic Sans MS" fo:font-size="10pt" style:font-size-asian="10pt" style:font-size-complex="10pt" fo:language="nl" fo:country="NL"/>
    </style:style>
    <style:style style:name="P257" style:parent-style-name="ListParagraph" style:list-style-name="LFO1" style:family="paragraph">
      <style:paragraph-properties fo:background-color="#E5E5E5"/>
      <style:text-properties fo:hyphenate="true"/>
    </style:style>
    <style:style style:name="T258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259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60" style:parent-style-name="cm-punctuation" style:family="text">
      <style:text-properties style:font-name="Comic Sans MS" style:font-name-complex="Courier New" fo:color="#444444" fo:font-size="10pt" style:font-size-asian="10pt" style:font-size-complex="10pt"/>
    </style:style>
    <style:style style:name="T261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62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263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64" style:parent-style-name="cm-operator" style:family="text">
      <style:text-properties style:font-name="Comic Sans MS" style:font-name-complex="Courier New" fo:color="#FF00FF" fo:font-size="10pt" style:font-size-asian="10pt" style:font-size-complex="10pt"/>
    </style:style>
    <style:style style:name="T265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66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67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68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69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70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71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72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73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74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75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76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77" style:parent-style-name="Hyperlink" style:family="text">
      <style:text-properties style:font-name="Comic Sans MS" style:font-name-complex="Courier New" fo:font-size="10pt" style:font-size-asian="10pt" style:font-size-complex="10pt"/>
    </style:style>
    <style:style style:name="T278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79" style:parent-style-name="cm-operator" style:family="text">
      <style:text-properties style:font-name="Comic Sans MS" style:font-name-complex="Courier New" fo:color="#FF00FF" fo:font-size="10pt" style:font-size-asian="10pt" style:font-size-complex="10pt"/>
    </style:style>
    <style:style style:name="T280" style:parent-style-name="cm-bracket" style:family="text">
      <style:text-properties style:font-name="Comic Sans MS" style:font-name-complex="Courier New" fo:color="#999977" fo:font-size="10pt" style:font-size-asian="10pt" style:font-size-complex="10pt"/>
    </style:style>
    <style:style style:name="T281" style:parent-style-name="DefaultParagraphFont" style:family="text">
      <style:text-properties style:font-name="Comic Sans MS" style:font-name-complex="Courier New" fo:color="#444444" fo:font-size="10pt" style:font-size-asian="10pt" style:font-size-complex="10pt"/>
    </style:style>
    <style:style style:name="T282" style:parent-style-name="cm-keyword" style:family="text">
      <style:text-properties style:font-name="Comic Sans MS" style:font-name-complex="Courier New" fo:color="#770088" fo:font-size="10pt" style:font-size-asian="10pt" style:font-size-complex="10pt"/>
    </style:style>
    <style:style style:name="T283" style:parent-style-name="cm-punctuation" style:family="text">
      <style:text-properties style:font-name="Comic Sans MS" style:font-name-complex="Courier New" fo:color="#444444" fo:font-size="10pt" style:font-size-asian="10pt" style:font-size-complex="10pt"/>
    </style:style>
    <style:style style:name="P284" style:parent-style-name="Normal" style:family="paragraph">
      <style:text-properties fo:language="en" fo:country="US"/>
    </style:style>
  </office:automatic-styles>
  <office:body>
    <office:text text:use-soft-page-breaks="true">
      <text:p text:style-name="P1">Bier 26</text:p>
      <text:list text:style-name="LFO1" text:continue-numbering="true">
        <text:list-item>
          <text:p text:style-name="P2"><text:a xlink:href="http://localhost/phpmyadmin/url.php?url=https://dev.mysql.com/doc/refman/8.0/en/select.html" office:target-frame-name="_top" xlink:show="replace"><text:span text:style-name="T3">SELECT</text:span></text:a><text:span text:style-name="T4"> </text:span><text:span text:style-name="T5">*</text:span><text:span text:style-name="T6"> </text:span><text:span text:style-name="T7">FROM</text:span><text:span text:style-name="T8"> </text:span><text:span text:style-name="T9">`bier`</text:span><text:span text:style-name="T10">ORDER</text:span><text:span text:style-name="T11"> </text:span><text:span text:style-name="T12">BY</text:span><text:span text:style-name="T13"> naam;</text:span></text:p>
        </text:list-item>
      </text:list>
      <text:p text:style-name="P14">Bier 27</text:p>
      <text:list text:style-name="LFO1" text:continue-numbering="true">
        <text:list-item>
          <text:p text:style-name="P15"><text:a xlink:href="http://localhost/phpmyadmin/url.php?url=https://dev.mysql.com/doc/refman/8.0/en/select.html" office:target-frame-name="_top" xlink:show="replace"><text:span text:style-name="T16">SELECT</text:span></text:a><text:span text:style-name="T17"> </text:span><text:span text:style-name="T18">*</text:span><text:span text:style-name="T19"> </text:span><text:span text:style-name="T20">FROM</text:span><text:span text:style-name="T21"> </text:span><text:span text:style-name="T22">`kroeg`</text:span><text:span text:style-name="T23"> </text:span><text:span text:style-name="T24">ORDER</text:span><text:span text:style-name="T25"> </text:span><text:span text:style-name="T26">BY</text:span><text:span text:style-name="T27"> plaats;</text:span></text:p>
        </text:list-item>
      </text:list>
      <text:p text:style-name="P28">Bier 28</text:p>
      <text:list text:style-name="LFO1" text:continue-numbering="true">
        <text:list-item>
          <text:p text:style-name="P29"><text:a xlink:href="http://localhost/phpmyadmin/url.php?url=https://dev.mysql.com/doc/refman/8.0/en/select.html" office:target-frame-name="_top" xlink:show="replace"><text:span text:style-name="T30">SELECT</text:span></text:a><text:span text:style-name="T31"> </text:span><text:span text:style-name="T32">*</text:span><text:span text:style-name="T33"> </text:span><text:span text:style-name="T34">FROM</text:span><text:span text:style-name="T35"> </text:span><text:span text:style-name="T36">`bier`</text:span><text:span text:style-name="T37"> </text:span><text:span text:style-name="T38">ORDER</text:span><text:span text:style-name="T39"> </text:span><text:span text:style-name="T40">BY</text:span><text:span text:style-name="T41"> alcohol;</text:span></text:p>
        </text:list-item>
      </text:list>
      <text:p text:style-name="P42">3dp 22</text:p>
      <text:list text:style-name="LFO1" text:continue-numbering="true">
        <text:list-item>
          <text:p text:style-name="P43"><text:a xlink:href="http://localhost/phpmyadmin/url.php?url=https://dev.mysql.com/doc/refman/8.0/en/select.html" office:target-frame-name="_top" xlink:show="replace"><text:span text:style-name="T44">SELECT</text:span></text:a><text:span text:style-name="T45"> </text:span><text:span text:style-name="T46">*</text:span><text:span text:style-name="T47"> </text:span><text:span text:style-name="T48">FROM</text:span><text:span text:style-name="T49"> </text:span><text:span text:style-name="T50">`film`</text:span><text:span text:style-name="T51"> </text:span><text:span text:style-name="T52">ORDER</text:span><text:span text:style-name="T53"> </text:span><text:span text:style-name="T54">BY</text:span><text:span text:style-name="T55"> filmnaam;</text:span></text:p>
        </text:list-item>
      </text:list>
      <text:p text:style-name="P56">3dp 23</text:p>
      <text:list text:style-name="LFO1" text:continue-numbering="true">
        <text:list-item>
          <text:p text:style-name="P57"><text:a xlink:href="http://localhost/phpmyadmin/url.php?url=https://dev.mysql.com/doc/refman/8.0/en/select.html" office:target-frame-name="_top" xlink:show="replace"><text:span text:style-name="T58">SELECT</text:span></text:a><text:span text:style-name="T59"> </text:span><text:span text:style-name="T60">*</text:span><text:span text:style-name="T61"> </text:span><text:span text:style-name="T62">FROM</text:span><text:span text:style-name="T63"> </text:span><text:span text:style-name="T64">`klant`</text:span><text:span text:style-name="T65"> </text:span><text:span text:style-name="T66">ORDER</text:span><text:span text:style-name="T67"> </text:span><text:span text:style-name="T68">BY</text:span><text:span text:style-name="T69"> naam;</text:span></text:p>
        </text:list-item>
      </text:list>
      <text:p text:style-name="P70">3dp 24</text:p>
      <text:list text:style-name="LFO1" text:continue-numbering="true">
        <text:list-item>
          <text:p text:style-name="P71"><text:a xlink:href="http://localhost/phpmyadmin/url.php?url=https://dev.mysql.com/doc/refman/8.0/en/select.html" office:target-frame-name="_top" xlink:show="replace"><text:span text:style-name="T72">SELECT</text:span></text:a><text:span text:style-name="T73"> </text:span><text:span text:style-name="T74">*</text:span><text:span text:style-name="T75"> </text:span><text:span text:style-name="T76">FROM</text:span><text:span text:style-name="T77"> </text:span><text:span text:style-name="T78">`film`</text:span><text:span text:style-name="T79"> </text:span><text:span text:style-name="T80">ORDER</text:span><text:span text:style-name="T81"> </text:span><text:span text:style-name="T82">BY</text:span><text:span text:style-name="T83"> filmnaam </text:span><text:span text:style-name="T84">DESC</text:span><text:span text:style-name="T85">;</text:span></text:p>
        </text:list-item>
      </text:list>
      <text:p text:style-name="P86"/>
      <text:p text:style-name="P87">Bier 29</text:p>
      <text:list text:style-name="LFO1" text:continue-numbering="true">
        <text:list-item>
          <text:p text:style-name="P88"><text:a xlink:href="http://localhost/phpmyadmin/url.php?url=https://dev.mysql.com/doc/refman/8.0/en/select.html" office:target-frame-name="_top" xlink:show="replace"><text:span text:style-name="T89">SELECT</text:span></text:a><text:span text:style-name="T90"> soort </text:span><text:span text:style-name="T91">AS</text:span><text:span text:style-name="T92"> NrBeerLambic </text:span><text:span text:style-name="T93">FROM</text:span><text:span text:style-name="T94"> </text:span><text:span text:style-name="T95">`bier`</text:span><text:span text:style-name="T96"> </text:span><text:span text:style-name="T97">WHERE</text:span><text:span text:style-name="T98"> soort </text:span><text:span text:style-name="T99">=</text:span><text:span text:style-name="T100"> </text:span><text:span text:style-name="T101">'LAMBIC'</text:span><text:span text:style-name="T102">;</text:span></text:p>
        </text:list-item>
      </text:list>
      <text:p text:style-name="P103">3dp 25</text:p>
      <text:list text:style-name="LFO1" text:continue-numbering="true">
        <text:list-item>
          <text:p text:style-name="P104">?</text:p>
        </text:list-item>
      </text:list>
      <text:p text:style-name="P105"/>
      <text:p text:style-name="P106">Bier 30</text:p>
      <text:list text:style-name="LFO1" text:continue-numbering="true">
        <text:list-item>
          <text:p text:style-name="P107"><text:a xlink:href="http://localhost/phpmyadmin/url.php?url=https://dev.mysql.com/doc/refman/8.0/en/select.html" office:target-frame-name="_top" xlink:show="replace"><text:span text:style-name="T108">SELECT</text:span></text:a><text:span text:style-name="T109"> </text:span><text:a xlink:href="http://localhost/phpmyadmin/url.php?url=https://dev.mysql.com/doc/refman/8.0/en/aggregate-functions.html%23function_avg" office:target-frame-name="_top" xlink:show="replace"><text:span text:style-name="T110">AVG</text:span></text:a><text:span text:style-name="T111"> </text:span><text:span text:style-name="T112">(</text:span><text:span text:style-name="T113">ALL</text:span><text:span text:style-name="T114"> alcohol</text:span><text:span text:style-name="T115">)</text:span><text:span text:style-name="T116"> </text:span><text:span text:style-name="T117">FROM</text:span><text:span text:style-name="T118"> </text:span><text:span text:style-name="T119">`bier`</text:span><text:span text:style-name="T120">;</text:span></text:p>
        </text:list-item>
      </text:list>
      <text:p text:style-name="P121">3dp 26</text:p>
      <text:list text:style-name="LFO1" text:continue-numbering="true">
        <text:list-item>
          <text:p text:style-name="P122"><text:a xlink:href="http://localhost/phpmyadmin/url.php?url=https://dev.mysql.com/doc/refman/8.0/en/select.html" office:target-frame-name="_top" xlink:show="replace"><text:span text:style-name="T123">SELECT</text:span></text:a><text:span text:style-name="T124"> CAST</text:span><text:span text:style-name="T125">(</text:span><text:a xlink:href="http://localhost/phpmyadmin/url.php?url=https://dev.mysql.com/doc/refman/8.0/en/aggregate-functions.html%23function_avg" office:target-frame-name="_top" xlink:show="replace"><text:span text:style-name="T126">AVG</text:span></text:a><text:span text:style-name="T127">(</text:span><text:span text:style-name="T128">duur</text:span><text:span text:style-name="T129">)</text:span><text:span text:style-name="T130"> </text:span><text:span text:style-name="T131">AS</text:span><text:span text:style-name="T132"> </text:span><text:span text:style-name="T133">DECIMAL</text:span><text:span text:style-name="T134">(</text:span><text:span text:style-name="T135">10</text:span><text:span text:style-name="T136">,</text:span><text:span text:style-name="T137">2</text:span><text:span text:style-name="T138">))</text:span><text:span text:style-name="T139"> </text:span><text:span text:style-name="T140">FROM</text:span><text:span text:style-name="T141"> </text:span><text:span text:style-name="T142">`film`</text:span><text:span text:style-name="T143">;</text:span></text:p>
        </text:list-item>
      </text:list>
      <text:p text:style-name="P144"/>
      <text:p text:style-name="P145">Bier 31</text:p>
      <text:list text:style-name="LFO1" text:continue-numbering="true">
        <text:list-item>
          <text:p text:style-name="P146"><text:a xlink:href="http://localhost/phpmyadmin/url.php?url=https://dev.mysql.com/doc/refman/8.0/en/select.html" office:target-frame-name="_top" xlink:show="replace"><text:span text:style-name="T147">SELECT</text:span></text:a><text:span text:style-name="T148"> </text:span><text:a xlink:href="http://localhost/phpmyadmin/url.php?url=https://dev.mysql.com/doc/refman/8.0/en/aggregate-functions.html%23function_min" office:target-frame-name="_top" xlink:show="replace"><text:span text:style-name="T149">MIN</text:span></text:a><text:span text:style-name="T150">(</text:span><text:span text:style-name="T151">alcohol</text:span><text:span text:style-name="T152">)</text:span><text:span text:style-name="T153"> </text:span><text:span text:style-name="T154">FROM</text:span><text:span text:style-name="T155"> </text:span><text:span text:style-name="T156">`bier`</text:span><text:span text:style-name="T157">;</text:span></text:p>
        </text:list-item>
      </text:list>
      <text:p text:style-name="P158">3dp 28</text:p>
      <text:list text:style-name="LFO1" text:continue-numbering="true">
        <text:list-item>
          <text:p text:style-name="P159"><text:a xlink:href="http://localhost/phpmyadmin/url.php?url=https://dev.mysql.com/doc/refman/8.0/en/select.html" office:target-frame-name="_top" xlink:show="replace"><text:span text:style-name="T160">SELECT</text:span></text:a><text:span text:style-name="T161"> </text:span><text:a xlink:href="http://localhost/phpmyadmin/url.php?url=https://dev.mysql.com/doc/refman/8.0/en/aggregate-functions.html%23function_min" office:target-frame-name="_top" xlink:show="replace"><text:span text:style-name="T162">MIN</text:span></text:a><text:span text:style-name="T163">(</text:span><text:span text:style-name="T164">releasejaar</text:span><text:span text:style-name="T165">)</text:span><text:span text:style-name="T166"> </text:span><text:span text:style-name="T167">FROM</text:span><text:span text:style-name="T168"> </text:span><text:span text:style-name="T169">`film`</text:span><text:span text:style-name="T170">;</text:span></text:p>
        </text:list-item>
      </text:list>
      <text:p text:style-name="P171"/>
      <text:p text:style-name="P172">Bier 32</text:p>
      <text:list text:style-name="LFO1" text:continue-numbering="true">
        <text:list-item>
          <text:p text:style-name="P173"><text:a xlink:href="http://localhost/phpmyadmin/url.php?url=https://dev.mysql.com/doc/refman/8.0/en/select.html" office:target-frame-name="mysql_doc" xlink:show="replace"><text:span text:style-name="T174">SELECT</text:span></text:a><text:span text:style-name="T175"> </text:span><text:a xlink:href="http://localhost/phpmyadmin/url.php?url=https://dev.mysql.com/doc/refman/8.0/en/aggregate-functions.html%23function_max" office:target-frame-name="mysql_doc" xlink:show="replace"><text:span text:style-name="T176">MAX</text:span></text:a><text:span text:style-name="T177">(</text:span><text:span text:style-name="T178">alcohol</text:span><text:span text:style-name="T179">)</text:span><text:span text:style-name="T180"> </text:span><text:span text:style-name="T181">FROM</text:span><text:span text:style-name="T182"> </text:span><text:span text:style-name="T183">`bier`</text:span><text:span text:style-name="T184"> </text:span><text:span text:style-name="T185">WHERE</text:span><text:span text:style-name="T186"> </text:span><text:span text:style-name="T187">1</text:span><text:span text:style-name="T188">;</text:span></text:p>
        </text:list-item>
      </text:list>
      <text:p text:style-name="P189">Bier 33</text:p>
      <text:list text:style-name="LFO1" text:continue-numbering="true">
        <text:list-item>
          <text:p text:style-name="P190"><text:a xlink:href="http://localhost/phpmyadmin/url.php?url=https://dev.mysql.com/doc/refman/8.0/en/select.html" office:target-frame-name="mysql_doc" xlink:show="replace"><text:span text:style-name="T191">SELECT</text:span></text:a><text:span text:style-name="T192"> </text:span><text:a xlink:href="http://localhost/phpmyadmin/url.php?url=https://dev.mysql.com/doc/refman/8.0/en/aggregate-functions.html%23function_max" office:target-frame-name="mysql_doc" xlink:show="replace"><text:span text:style-name="T193">MAX</text:span></text:a><text:span text:style-name="T194">(</text:span><text:span text:style-name="T195">alcohol</text:span><text:span text:style-name="T196">)</text:span><text:span text:style-name="T197"> </text:span><text:span text:style-name="T198">FROM</text:span><text:span text:style-name="T199"> </text:span><text:span text:style-name="T200">`bier`</text:span><text:span text:style-name="T201"> </text:span><text:span text:style-name="T202">WHERE</text:span><text:span text:style-name="T203"> </text:span><text:span text:style-name="T204">1</text:span><text:span text:style-name="T205">;</text:span></text:p>
        </text:list-item>
      </text:list>
      <text:p text:style-name="P206">3dp 29</text:p>
      <text:list text:style-name="LFO1" text:continue-numbering="true">
        <text:list-item>
          <text:p text:style-name="P207">?</text:p>
        </text:list-item>
      </text:list>
      <text:p text:style-name="P208">3dp 30</text:p>
      <text:list text:style-name="LFO1" text:continue-numbering="true">
        <text:list-item>
          <text:p text:style-name="P209">?</text:p>
        </text:list-item>
      </text:list>
      <text:p text:style-name="P210"/>
      <text:p text:style-name="P211">Bier 34</text:p>
      <text:list text:style-name="LFO1" text:continue-numbering="true">
        <text:list-item>
          <text:p text:style-name="P212"><text:a xlink:href="http://localhost/phpmyadmin/url.php?url=https://dev.mysql.com/doc/refman/8.0/en/select.html" office:target-frame-name="mysql_doc" xlink:show="replace"><text:span text:style-name="T213">SELECT</text:span></text:a><text:span text:style-name="T214"> </text:span><text:a xlink:href="http://localhost/phpmyadmin/url.php?url=https://dev.mysql.com/doc/refman/8.0/en/aggregate-functions.html%23function_count" office:target-frame-name="mysql_doc" xlink:show="replace"><text:span text:style-name="T215">COUNT</text:span></text:a><text:span text:style-name="T216">(</text:span><text:span text:style-name="T217">plaats</text:span><text:span text:style-name="T218">)</text:span><text:span text:style-name="T219"> </text:span><text:span text:style-name="T220">'Tilburg'</text:span><text:span text:style-name="T221"> </text:span><text:span text:style-name="T222">FROM</text:span><text:span text:style-name="T223"> kroeg</text:span><text:span text:style-name="T224">;</text:span></text:p>
        </text:list-item>
      </text:list>
      <text:p text:style-name="P225">Bier 35</text:p>
      <text:list text:style-name="LFO1" text:continue-numbering="true">
        <text:list-item>
          <text:p text:style-name="P226"><text:a xlink:href="http://localhost/phpmyadmin/url.php?url=https://dev.mysql.com/doc/refman/8.0/en/select.html" office:target-frame-name="mysql_doc" xlink:show="replace"><text:span text:style-name="T227">SELECT</text:span></text:a><text:span text:style-name="T228"> </text:span><text:a xlink:href="http://localhost/phpmyadmin/url.php?url=https://dev.mysql.com/doc/refman/8.0/en/aggregate-functions.html%23function_count" office:target-frame-name="mysql_doc" xlink:show="replace"><text:span text:style-name="T229">COUNT</text:span></text:a><text:span text:style-name="T230">(</text:span><text:span text:style-name="T231">land</text:span><text:span text:style-name="T232">)</text:span><text:span text:style-name="T233"> </text:span><text:span text:style-name="T234">'België'</text:span><text:span text:style-name="T235"> </text:span><text:span text:style-name="T236">FROM</text:span><text:span text:style-name="T237"> brouwer</text:span><text:span text:style-name="T238">;</text:span></text:p>
        </text:list-item>
      </text:list>
      <text:p text:style-name="P239">3pd 31</text:p>
      <text:list text:style-name="LFO1" text:continue-numbering="true">
        <text:list-item>
          <text:p text:style-name="P240"><text:a xlink:href="http://localhost/phpmyadmin/url.php?url=https://dev.mysql.com/doc/refman/8.0/en/select.html" office:target-frame-name="mysql_doc" xlink:show="replace"><text:span text:style-name="T241">SELECT</text:span></text:a><text:span text:style-name="T242"> </text:span><text:a xlink:href="http://localhost/phpmyadmin/url.php?url=https://dev.mysql.com/doc/refman/8.0/en/aggregate-functions.html%23function_count" office:target-frame-name="mysql_doc" xlink:show="replace"><text:span text:style-name="T243">COUNT</text:span></text:a><text:span text:style-name="T244">(</text:span><text:span text:style-name="T245">naam</text:span><text:span text:style-name="T246">)</text:span><text:span text:style-name="T247"> </text:span><text:span text:style-name="T248">FROM</text:span><text:span text:style-name="T249"> </text:span><text:span text:style-name="T250">`klant`</text:span><text:span text:style-name="T251"> </text:span><text:span text:style-name="T252">WHERE</text:span><text:span text:style-name="T253"> </text:span><text:span text:style-name="T254">1</text:span><text:span text:style-name="T255">;</text:span></text:p>
        </text:list-item>
      </text:list>
      <text:p text:style-name="P256">3dp 32</text:p>
      <text:list text:style-name="LFO1" text:continue-numbering="true">
        <text:list-item>
          <text:p text:style-name="P257"><text:a xlink:href="http://localhost/phpmyadmin/url.php?url=https://dev.mysql.com/doc/refman/8.0/en/select.html" office:target-frame-name="mysql_doc" xlink:show="replace"><text:span text:style-name="T258">SELECT</text:span></text:a><text:span text:style-name="T259"> landherkomst</text:span><text:span text:style-name="T260">,</text:span><text:span text:style-name="T261"> </text:span><text:a xlink:href="http://localhost/phpmyadmin/url.php?url=https://dev.mysql.com/doc/refman/8.0/en/aggregate-functions.html%23function_count" office:target-frame-name="mysql_doc" xlink:show="replace"><text:span text:style-name="T262">COUNT</text:span></text:a><text:span text:style-name="T263">(</text:span><text:span text:style-name="T264">*</text:span><text:span text:style-name="T265">)</text:span><text:span text:style-name="T266"> </text:span><text:span text:style-name="T267">FROM</text:span><text:span text:style-name="T268"> film </text:span><text:span text:style-name="T269">GROUP</text:span><text:span text:style-name="T270"> </text:span><text:span text:style-name="T271">BY</text:span><text:span text:style-name="T272"> landherkomst </text:span><text:span text:style-name="T273">ORDER</text:span><text:span text:style-name="T274"> </text:span><text:span text:style-name="T275">BY</text:span><text:span text:style-name="T276"> </text:span><text:a xlink:href="http://localhost/phpmyadmin/url.php?url=https://dev.mysql.com/doc/refman/8.0/en/aggregate-functions.html%23function_count" office:target-frame-name="mysql_doc" xlink:show="replace"><text:span text:style-name="T277">COUNT</text:span></text:a><text:span text:style-name="T278">(</text:span><text:span text:style-name="T279">*</text:span><text:span text:style-name="T280">)</text:span><text:span text:style-name="T281"> </text:span><text:span text:style-name="T282">DESC</text:span><text:span text:style-name="T283">;</text:span></text:p>
        </text:list-item>
      </text:list>
      <text:p text:style-name="P2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m-keyword" style:display-name="cm-keyword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m-operator" style:display-name="cm-operator" style:family="text" style:parent-style-name="DefaultParagraphFont"/>
    <style:style style:name="cm-variable-2" style:display-name="cm-variable-2" style:family="text" style:parent-style-name="DefaultParagraphFont"/>
    <style:style style:name="cm-punctuation" style:display-name="cm-punctuation" style:family="text" style:parent-style-name="DefaultParagraphFont"/>
    <style:style style:name="cm-string" style:display-name="cm-string" style:family="text" style:parent-style-name="DefaultParagraphFont"/>
    <style:style style:name="cm-bracket" style:display-name="cm-bracket" style:family="text" style:parent-style-name="DefaultParagraphFont"/>
    <style:style style:name="cm-type" style:display-name="cm-type" style:family="text" style:parent-style-name="DefaultParagraphFont"/>
    <style:style style:name="cm-number" style:display-name="cm-numb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de Beer</meta:initial-creator>
    <dc:creator>James de Beer</dc:creator>
    <meta:creation-date>2024-01-10T10:35:00Z</meta:creation-date>
    <dc:date>2024-01-12T13:22:00Z</dc:date>
    <meta:template xlink:href="Normal" xlink:type="simple"/>
    <meta:editing-cycles>6</meta:editing-cycles>
    <meta:editing-duration>PT5940S</meta:editing-duration>
    <meta:document-statistic meta:page-count="1" meta:paragraph-count="8" meta:word-count="667" meta:character-count="4463" meta:row-count="31" meta:non-whitespace-character-count="3804"/>
  </office:meta>
</office:document-meta>
</file>